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 fo:color="#00A933"/>
    </style:style>
    <style:style style:name="P3" style:parent-style-name="Standard" style:family="paragraph">
      <style:text-properties fo:font-weight="bold" style:font-weight-asian="bold" style:font-weight-complex="bold" fo:color="#00A933"/>
    </style:style>
    <style:style style:name="P4" style:parent-style-name="Standard" style:family="paragraph">
      <style:text-properties fo:font-weight="bold" style:font-weight-asian="bold" style:font-weight-complex="bold" fo:color="#00A933"/>
    </style:style>
    <style:style style:name="P5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6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7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8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9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10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11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12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13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14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15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16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17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18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19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20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21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22" style:parent-style-name="Standard" style:family="paragraph">
      <style:text-properties fo:language="pt" fo:country="BR"/>
    </style:style>
    <style:style style:name="P23" style:parent-style-name="Standard" style:family="paragraph">
      <style:text-properties fo:language="pt" fo:country="BR"/>
    </style:style>
    <style:style style:name="P24" style:parent-style-name="Standard" style:family="paragraph">
      <style:text-properties fo:language="pt" fo:country="BR"/>
    </style:style>
    <style:style style:name="P25" style:parent-style-name="Standard" style:family="paragraph">
      <style:text-properties fo:language="pt" fo:country="BR"/>
    </style:style>
    <style:style style:name="P26" style:parent-style-name="Standard" style:family="paragraph">
      <style:text-properties fo:language="pt" fo:country="BR"/>
    </style:style>
    <style:style style:name="P27" style:parent-style-name="Standard" style:family="paragraph">
      <style:text-properties fo:language="pt" fo:country="BR"/>
    </style:style>
    <style:style style:name="P28" style:parent-style-name="Standard" style:family="paragraph">
      <style:text-properties fo:language="pt" fo:country="BR"/>
    </style:style>
    <style:style style:name="P29" style:parent-style-name="Standard" style:family="paragraph">
      <style:text-properties fo:language="pt" fo:country="BR"/>
    </style:style>
    <style:style style:name="P30" style:parent-style-name="Standard" style:family="paragraph">
      <style:text-properties fo:language="pt" fo:country="BR"/>
    </style:style>
    <style:style style:name="P31" style:parent-style-name="Standard" style:family="paragraph">
      <style:text-properties fo:language="pt" fo:country="BR"/>
    </style:style>
    <style:style style:name="P32" style:parent-style-name="Standard" style:family="paragraph">
      <style:text-properties fo:language="pt" fo:country="BR"/>
    </style:style>
    <style:style style:name="P33" style:parent-style-name="Standard" style:family="paragraph">
      <style:text-properties fo:language="pt" fo:country="BR"/>
    </style:style>
    <style:style style:name="P34" style:parent-style-name="Standard" style:family="paragraph">
      <style:text-properties fo:language="pt" fo:country="BR"/>
    </style:style>
    <style:style style:name="P35" style:parent-style-name="Standard" style:family="paragraph">
      <style:text-properties fo:language="pt" fo:country="BR"/>
    </style:style>
    <style:style style:name="P36" style:parent-style-name="Standard" style:family="paragraph">
      <style:text-properties fo:language="pt" fo:country="BR"/>
    </style:style>
    <style:style style:name="P37" style:parent-style-name="Standard" style:family="paragraph">
      <style:text-properties fo:language="pt" fo:country="BR"/>
    </style:style>
    <style:style style:name="P38" style:parent-style-name="Standard" style:family="paragraph">
      <style:text-properties fo:language="pt" fo:country="BR"/>
    </style:style>
    <style:style style:name="P39" style:parent-style-name="Standard" style:family="paragraph">
      <style:text-properties fo:language="pt" fo:country="BR"/>
    </style:style>
    <style:style style:name="P40" style:parent-style-name="Standard" style:family="paragraph">
      <style:text-properties fo:language="pt" fo:country="BR"/>
    </style:style>
    <style:style style:name="P41" style:parent-style-name="Standard" style:family="paragraph">
      <style:text-properties fo:language="pt" fo:country="BR"/>
    </style:style>
    <style:style style:name="P42" style:parent-style-name="Standard" style:family="paragraph">
      <style:text-properties fo:language="pt" fo:country="BR"/>
    </style:style>
    <style:style style:name="P43" style:parent-style-name="Standard" style:family="paragraph">
      <style:text-properties fo:language="pt" fo:country="BR"/>
    </style:style>
    <style:style style:name="P44" style:parent-style-name="Standard" style:family="paragraph">
      <style:text-properties fo:language="pt" fo:country="BR"/>
    </style:style>
    <style:style style:name="P45" style:parent-style-name="Standard" style:family="paragraph">
      <style:text-properties fo:font-weight="bold" style:font-weight-asian="bold" style:font-weight-complex="bold" fo:color="#00A933"/>
    </style:style>
    <style:style style:name="P46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47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48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49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50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51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52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53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54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55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56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57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58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59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60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61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62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63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64" style:parent-style-name="Standard" style:family="paragraph">
      <style:text-properties fo:font-weight="bold" style:font-weight-asian="bold" style:font-weight-complex="bold" fo:color="#00A933" fo:language="pt" fo:country="BR"/>
    </style:style>
    <style:style style:name="P65" style:parent-style-name="Standard" style:family="paragraph">
      <style:text-properties fo:language="pt" fo:country="BR"/>
    </style:style>
    <style:style style:name="P66" style:parent-style-name="Standard" style:family="paragraph">
      <style:text-properties fo:language="pt" fo:country="BR"/>
    </style:style>
    <style:style style:name="P67" style:parent-style-name="Standard" style:family="paragraph">
      <style:text-properties fo:language="pt" fo:country="BR"/>
    </style:style>
    <style:style style:name="P68" style:parent-style-name="Standard" style:family="paragraph">
      <style:text-properties fo:language="pt" fo:country="BR"/>
    </style:style>
    <style:style style:name="P69" style:parent-style-name="Standard" style:family="paragraph">
      <style:text-properties fo:language="pt" fo:country="BR"/>
    </style:style>
    <style:style style:name="P70" style:parent-style-name="Standard" style:family="paragraph">
      <style:text-properties fo:language="pt" fo:country="BR"/>
    </style:style>
    <style:style style:name="P71" style:parent-style-name="Standard" style:family="paragraph">
      <style:text-properties fo:language="pt" fo:country="BR"/>
    </style:style>
    <style:style style:name="P72" style:parent-style-name="Standard" style:family="paragraph">
      <style:text-properties fo:language="pt" fo:country="BR"/>
    </style:style>
    <style:style style:name="P73" style:parent-style-name="Standard" style:family="paragraph">
      <style:text-properties fo:language="pt" fo:country="BR"/>
    </style:style>
    <style:style style:name="P74" style:parent-style-name="Standard" style:family="paragraph">
      <style:text-properties fo:language="pt" fo:country="BR"/>
    </style:style>
    <style:style style:name="P75" style:parent-style-name="Standard" style:family="paragraph">
      <style:text-properties fo:language="pt" fo:country="BR"/>
    </style:style>
    <style:style style:name="P76" style:parent-style-name="Standard" style:family="paragraph">
      <style:text-properties fo:language="pt" fo:country="BR"/>
    </style:style>
    <style:style style:name="P77" style:parent-style-name="Standard" style:family="paragraph">
      <style:text-properties fo:language="pt" fo:country="BR"/>
    </style:style>
    <style:style style:name="P78" style:parent-style-name="Standard" style:family="paragraph">
      <style:text-properties fo:language="pt" fo:country="BR"/>
    </style:style>
    <style:style style:name="P79" style:parent-style-name="Standard" style:family="paragraph">
      <style:text-properties fo:language="pt" fo:country="BR"/>
    </style:style>
    <style:style style:name="P80" style:parent-style-name="Standard" style:family="paragraph">
      <style:text-properties fo:language="pt" fo:country="BR"/>
    </style:style>
    <style:style style:name="P81" style:parent-style-name="Standard" style:family="paragraph">
      <style:text-properties fo:language="pt" fo:country="BR"/>
    </style:style>
    <style:style style:name="P82" style:parent-style-name="Standard" style:family="paragraph">
      <style:text-properties fo:language="pt" fo:country="BR"/>
    </style:style>
    <style:style style:name="P83" style:parent-style-name="Standard" style:family="paragraph">
      <style:text-properties fo:language="pt" fo:country="BR"/>
    </style:style>
    <style:style style:name="P84" style:parent-style-name="Standard" style:family="paragraph">
      <style:text-properties fo:language="pt" fo:country="BR"/>
    </style:style>
    <style:style style:name="P85" style:parent-style-name="Standard" style:family="paragraph">
      <style:text-properties fo:language="pt" fo:country="BR"/>
    </style:style>
    <style:style style:name="P86" style:parent-style-name="Standard" style:family="paragraph">
      <style:text-properties fo:language="pt" fo:country="BR"/>
    </style:style>
    <style:style style:name="P87" style:parent-style-name="Standard" style:family="paragraph">
      <style:text-properties fo:language="pt" fo:country="BR"/>
    </style:style>
    <style:style style:name="P88" style:parent-style-name="Standard" style:family="paragraph">
      <style:text-properties fo:language="pt" fo:country="BR"/>
    </style:style>
  </office:automatic-styles>
  <office:body>
    <office:text text:use-soft-page-breaks="true">
      <text:p text:style-name="P1"/>
      <text:p text:style-name="Standard">MOUSE <text:s text:c="22"/></text:p>
      <text:p text:style-name="Standard"/>
      <text:p text:style-name="Standard"/>
      <text:p text:style-name="P2">48,Y,F,3.88</text:p>
      <text:p text:style-name="P3">52,A,T,5.20</text:p>
      <text:p text:style-name="P4">47,A,S,5.59</text:p>
      <text:p text:style-name="P5">99,C,R,9.50</text:p>
      <text:p text:style-name="P6">54,Q,T,10.00</text:p>
      <text:p text:style-name="P7">177,Q,H,11.51</text:p>
      <text:p text:style-name="P8">144,Q,H,11.60</text:p>
      <text:p text:style-name="P9">74,A,G,14.29</text:p>
      <text:p text:style-name="P10">178,A,T,14.81</text:p>
      <text:p text:style-name="P11">143,S,E,15.29</text:p>
      <text:p text:style-name="P12">104,F,Y,16.10</text:p>
      <text:p text:style-name="P13">139,L,F,16.28</text:p>
      <text:p text:style-name="P14">87,T,K,16.44</text:p>
      <text:p text:style-name="P15">142,S,P,16.44</text:p>
      <text:p text:style-name="P16">102,S,G,16.77</text:p>
      <text:p text:style-name="P17">24,L,I,18.69</text:p>
      <text:p text:style-name="P18">60,A,T,19.05</text:p>
      <text:p text:style-name="P19">181,S,R,19.54</text:p>
      <text:p text:style-name="P20">4,R,S,19.64</text:p>
      <text:p text:style-name="P21">107,S,N,19.80</text:p>
      <text:p text:style-name="P22">25,N,D,20.70</text:p>
      <text:p text:style-name="P23">148,E,D,20.84</text:p>
      <text:p text:style-name="P24">173,H,R,20.19</text:p>
      <text:p text:style-name="P25">182,T,I,20.11</text:p>
      <text:p text:style-name="P26">3,N,K,21.63</text:p>
      <text:p text:style-name="P27">137,D,E,21.60</text:p>
      <text:p text:style-name="P28">184,K,Q,21.90</text:p>
      <text:p text:style-name="P29">120,K,N,22.14</text:p>
      <text:p text:style-name="P30">22,L,N,22.91</text:p>
      <text:p text:style-name="P31">71,I,T,23.11</text:p>
      <text:p text:style-name="P32">126,T,S,23.16</text:p>
      <text:p text:style-name="P33">40,V,I,23.17</text:p>
      <text:p text:style-name="P34">119,E,D,23.30</text:p>
      <text:p text:style-name="P35">27,E,G,24.28</text:p>
      <text:p text:style-name="P36">29,Y,F,26.66</text:p>
      <text:p text:style-name="P37">30,I,V,26.67</text:p>
      <text:p text:style-name="P38">69,G,N,27.97</text:p>
      <text:p text:style-name="P39">35,F,Y,28.03</text:p>
      <text:p text:style-name="P40">31,Q,N,28.12</text:p>
      <text:p text:style-name="P41">16,I,V,27.12</text:p>
      <text:p text:style-name="P42">188,L,M,27.64</text:p>
      <text:p text:style-name="P43">33,K,Q,30.54</text:p>
      <text:p text:style-name="P44">67,N,P,30.74</text:p>
      <text:p text:style-name="Standard">192,K,N,33.41</text:p>
      <text:p text:style-name="Standard">194,F,T,34.61</text:p>
      <text:p text:style-name="Standard">195,N,S,35.43</text:p>
      <text:p text:style-name="Standard"/>
      <text:p text:style-name="Standard"/>
      <text:p text:style-name="Standard"/>
      <text:p text:style-name="Standard">HUMAN</text:p>
      <text:p text:style-name="Standard"/>
      <text:p text:style-name="P45">48,Y,F,3.84</text:p>
      <text:p text:style-name="P46">52,A,T,5.49</text:p>
      <text:p text:style-name="P47">47,A,S,5.62</text:p>
      <text:p text:style-name="P48">99,C,R,9.72</text:p>
      <text:p text:style-name="P49">54,Q,T,10.42</text:p>
      <text:p text:style-name="P50">177,Q,H,11.46</text:p>
      <text:p text:style-name="P51">144,Q,H,11.47</text:p>
      <text:p text:style-name="P52">178,A,T,14.21</text:p>
      <text:p text:style-name="P53">74,A,G,14.58</text:p>
      <text:p text:style-name="P54">143,S,E,15.12</text:p>
      <text:p text:style-name="P55">139,L,F,16.54</text:p>
      <text:p text:style-name="P56">142,S,P,16.59</text:p>
      <text:p text:style-name="P57">87,T,K,16.84</text:p>
      <text:p text:style-name="P58">104,F,Y,17.08</text:p>
      <text:p text:style-name="P59">3,N,K,17.66</text:p>
      <text:p text:style-name="P60">102,S,G,18.15</text:p>
      <text:p text:style-name="P61">24,L,I,18.51</text:p>
      <text:p text:style-name="P62">181,S,R,19.23</text:p>
      <text:p text:style-name="P63">173,H,R,19.61</text:p>
      <text:p text:style-name="P64">60,A,T,19.79</text:p>
      <text:p text:style-name="P65">137,D,E,20.00</text:p>
      <text:p text:style-name="P66">107,S,N,20.17</text:p>
      <text:p text:style-name="P67">4,R,S,20.34</text:p>
      <text:p text:style-name="P68">182,T,I,20.32</text:p>
      <text:p text:style-name="P69">148,E,D,21.00</text:p>
      <text:p text:style-name="P70">25,N,D,21.04</text:p>
      <text:p text:style-name="P71">184,K,Q,21.63</text:p>
      <text:p text:style-name="P72">126,T,S,22.73</text:p>
      <text:p text:style-name="P73">22,L,N,22.95</text:p>
      <text:p text:style-name="P74">120,K,N,23.20</text:p>
      <text:p text:style-name="P75">71,I,T,23.52</text:p>
      <text:p text:style-name="P76">119,E,D,23.63</text:p>
      <text:p text:style-name="P77">40,V,I,23.80</text:p>
      <text:p text:style-name="P78">27,E,G,26.43</text:p>
      <text:p text:style-name="P79">16,I,V,26.28</text:p>
      <text:p text:style-name="P80">30,I,V,26.56</text:p>
      <text:p text:style-name="P81">29,Y,F,26.74</text:p>
      <text:p text:style-name="P82">188,L,M,27.52</text:p>
      <text:p text:style-name="P83">31,Q,N,28.45</text:p>
      <text:p text:style-name="P84">35,F,Y,28.75</text:p>
      <text:p text:style-name="P85">69,G,N,29.45</text:p>
      <text:p text:style-name="P86">33,K,Q,30.95</text:p>
      <text:p text:style-name="P87">67,N,P,30.95</text:p>
      <text:p text:style-name="P88">192,K,N,33.42</text:p>
      <text:p text:style-name="Standard">194,F,T,34.61</text:p>
      <text:p text:style-name="Standard">195,N,S,37.01</text:p>
      <text:p text:style-name="Standard">196,T,-,39.01</text:p>
      <text:p text:style-name="Standard">197,H,-,39.81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Nayanika Das</dc:creator>
    <meta:creation-date>2025-03-24T14:38:00Z</meta:creation-date>
    <dc:date>2025-11-10T19:20:00Z</dc:date>
    <meta:template xlink:href="Normal" xlink:type="simple"/>
    <meta:editing-cycles>3</meta:editing-cycles>
    <meta:editing-duration>PT1020S</meta:editing-duration>
    <meta:user-defined meta:name="GrammarlyDocumentId">c9b36591-452c-408e-8f7b-b134071c7f91</meta:user-defined>
    <meta:document-statistic meta:page-count="1" meta:paragraph-count="99" meta:word-count="98" meta:character-count="1199" meta:row-count="109" meta:non-whitespace-character-count="1200"/>
  </office:meta>
</office:document-meta>
</file>